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34.63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7.74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style:font-name="標楷體" fo:font-size="18pt" fo:font-weight="bold" style:text-underline-style="none" style:text-underline-color="font-color" style:text-line-through-type="none" fo:font-style="normal" style:text-outline="false" fo:text-shadow="none" style:text-position="0%" style:font-name-asian="標楷體" style:font-size-asian="18pt" style:font-size-complex="1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column table:style-name="co1" table:number-columns-repeated="767" table:default-cell-style-name="Default"/>
        <table:table-row table:style-name="ro1">
          <table:table-cell/>
          <table:table-cell table:style-name="ce2" office:value-type="string" calcext:value-type="string">
            <text:p>　　　　　　　<text:span text:style-name="T1">公司薪津收據</text:span></text:p>
          </table:table-cell>
          <table:table-cell table:style-name="ce8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部　門：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月　份：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姓　名：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項 <text:s text:c="13"/>目</text:p>
          </table:table-cell>
          <table:table-cell table:style-name="ce4" office:value-type="string" calcext:value-type="string">
            <text:p>金 <text:s text:c="2"/>額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本　　俸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加 <text:s/>班 <text:s/>費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職務加給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專業加給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伙食津貼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table:style-name="ce5" office:value-type="string" calcext:value-type="string">
            <text:p>業效獎金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table:style-name="ce6"/>
          <table:table-cell table:style-name="ce4"/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薪資合計</text:p>
          </table:table-cell>
          <table:table-cell table:style-name="ce4" table:formula="of:=SUM([.C6:.C1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6"/>
          <table:table-cell table:style-name="ce4"/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扣：健保費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　　勞保費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　　員工福利金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table:style-name="ce7" office:value-type="string" calcext:value-type="string">
            <text:p>　　請假扣款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table:style-name="ce4" table:number-columns-repeated="2"/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扣 <text:s text:c="3"/>繳 <text:s text:c="2"/>合 <text:s text:c="2"/>計</text:p>
          </table:table-cell>
          <table:table-cell table:style-name="ce4" table:formula="of:=SUM([.C15:.C1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實 <text:s text:c="2"/>發 <text:s text:c="2"/>金 <text:s text:c="2"/>額</text:p>
          </table:table-cell>
          <table:table-cell table:style-name="ce4" table:formula="of:=SUM([.C13]-[.C20])" office:value-type="float" office:value="0" calcext:value-type="float">
            <text:p>0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09:32:06</meta:creation-date>
    <dc:creator>QQ</dc:creator>
    <dc:date>2004-03-21T18:01:16</dc:date>
    <meta:print-date>2004-03-09T21:59:38</meta:print-date>
    <meta:document-statistic meta:table-count="1" meta:cell-count="22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